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3mm"/>
    </style:style>
    <style:style style:name="co5" style:family="table-column">
      <style:table-column-properties fo:break-before="auto" style:column-width="3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or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t</text:p>
          </table:table-cell>
          <table:table-cell table:formula="of:=4.45725019704" office:value-type="float" office:value="4.45725019704" calcext:value-type="float">
            <text:p>4,457250197</text:p>
          </table:table-cell>
          <table:table-cell table:formula="of:=0.186064672078" office:value-type="float" office:value="0.186064672078" calcext:value-type="float">
            <text:p>0,1860646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t</text:p>
          </table:table-cell>
          <table:table-cell table:formula="of:=3.34857383374" office:value-type="float" office:value="3.34857383374" calcext:value-type="float">
            <text:p>3,3485738337</text:p>
          </table:table-cell>
          <table:table-cell table:formula="of:=0.198843595669" office:value-type="float" office:value="0.198843595669" calcext:value-type="float">
            <text:p>0,1988435957</text:p>
          </table:table-cell>
          <table:table-cell table:formula="of:=[.B3]/[.B2]" office:value-type="float" office:value="0.751264498448784" calcext:value-type="float">
            <text:p>0,7512644984</text:p>
          </table:table-cell>
          <table:table-cell table:formula="of:=[.C3]/[.C2]" office:value-type="float" office:value="1.06868001027967" calcext:value-type="float">
            <text:p>1,068680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t</text:p>
          </table:table-cell>
          <table:table-cell table:formula="of:=1.61909535266" office:value-type="float" office:value="1.61909535266" calcext:value-type="float">
            <text:p>1,6190953527</text:p>
          </table:table-cell>
          <table:table-cell table:formula="of:=0.202338133235" office:value-type="float" office:value="0.202338133235" calcext:value-type="float">
            <text:p>0,2023381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t</text:p>
          </table:table-cell>
          <table:table-cell table:formula="of:=1.0865600936" office:value-type="float" office:value="1.0865600936" calcext:value-type="float">
            <text:p>1,0865600936</text:p>
          </table:table-cell>
          <table:table-cell table:formula="of:=0.237820339378" office:value-type="float" office:value="0.237820339378" calcext:value-type="float">
            <text:p>0,2378203394</text:p>
          </table:table-cell>
          <table:table-cell table:formula="of:=[.B5]/[.B4]" office:value-type="float" office:value="0.671090860593787" calcext:value-type="float">
            <text:p>0,6710908606</text:p>
          </table:table-cell>
          <table:table-cell table:formula="of:=[.C5]/[.C4]" office:value-type="float" office:value="1.17536094445326" calcext:value-type="float">
            <text:p>1,1753609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x</text:p>
          </table:table-cell>
          <table:table-cell table:formula="of:=1.28260640104" office:value-type="float" office:value="1.28260640104" calcext:value-type="float">
            <text:p>1,282606401</text:p>
          </table:table-cell>
          <table:table-cell table:formula="of:=0.219666166256" office:value-type="float" office:value="0.219666166256" calcext:value-type="float">
            <text:p>0,219666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x</text:p>
          </table:table-cell>
          <table:table-cell table:formula="of:=0.912252649215" office:value-type="float" office:value="0.912252649215" calcext:value-type="float">
            <text:p>0,9122526492</text:p>
          </table:table-cell>
          <table:table-cell table:formula="of:=0.238929403956" office:value-type="float" office:value="0.238929403956" calcext:value-type="float">
            <text:p>0,238929404</text:p>
          </table:table-cell>
          <table:table-cell table:formula="of:=[.B7]/[.B6]" office:value-type="float" office:value="0.71124910064015" calcext:value-type="float">
            <text:p>0,7112491006</text:p>
          </table:table-cell>
          <table:table-cell table:formula="of:=[.C7]/[.C6]" office:value-type="float" office:value="1.08769323937465" calcext:value-type="float">
            <text:p>1,087693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x</text:p>
          </table:table-cell>
          <table:table-cell table:formula="of:=1.63913254193" office:value-type="float" office:value="1.63913254193" calcext:value-type="float">
            <text:p>1,6391325419</text:p>
          </table:table-cell>
          <table:table-cell table:formula="of:=0.212001438004" office:value-type="float" office:value="0.212001438004" calcext:value-type="float">
            <text:p>0,212001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x</text:p>
          </table:table-cell>
          <table:table-cell table:formula="of:=1.27647821995" office:value-type="float" office:value="1.27647821995" calcext:value-type="float">
            <text:p>1,27647822</text:p>
          </table:table-cell>
          <table:table-cell table:formula="of:=0.260967898131" office:value-type="float" office:value="0.260967898131" calcext:value-type="float">
            <text:p>0,2609678981</text:p>
          </table:table-cell>
          <table:table-cell table:formula="of:=[.B9]/[.B8]" office:value-type="float" office:value="0.778752289578125" calcext:value-type="float">
            <text:p>0,7787522896</text:p>
          </table:table-cell>
          <table:table-cell table:formula="of:=[.C9]/[.C8]" office:value-type="float" office:value="1.23097230182975" calcext:value-type="float">
            <text:p>1,230972301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0.055984" office:value-type="float" office:value="0.055984" calcext:value-type="float">
            <text:p>0,055984</text:p>
          </table:table-cell>
          <table:table-cell table:formula="of:=0.0566596" office:value-type="float" office:value="0.0566596" calcext:value-type="float">
            <text:p>0,05665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rro smc/normal</text:p>
          </table:table-cell>
          <table:table-cell office:value-type="string" calcext:value-type="string">
            <text:p>torque smc/normal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tau1</text:p>
          </table:table-cell>
          <table:table-cell/>
        </table:table-row>
        <table:table-row table:style-name="ro1">
          <table:table-cell office:value-type="string" calcext:value-type="string">
            <text:p>PIDt</text:p>
          </table:table-cell>
          <table:table-cell office:value-type="float" office:value="7.62" calcext:value-type="float">
            <text:p>7,62</text:p>
          </table:table-cell>
          <table:table-cell table:formula="of:=([.H12]^2+[.I12]^2)^0.5" office:value-type="float" office:value="0.278443598774836" calcext:value-type="float">
            <text:p>0,2784435988</text:p>
          </table:table-cell>
          <table:table-cell table:number-columns-repeated="2"/>
          <table:table-cell table:formula="of:=3.150745" office:value-type="float" office:value="3.150745" calcext:value-type="float">
            <text:p>3,150745</text:p>
          </table:table-cell>
          <table:table-cell table:formula="of:=3.802461" office:value-type="float" office:value="3.802461" calcext:value-type="float">
            <text:p>3,802461</text:p>
          </table:table-cell>
          <table:table-cell table:formula="of:=[.$F$10]*[.F12]" office:value-type="float" office:value="0.17639130808" calcext:value-type="float">
            <text:p>0,1763913081</text:p>
          </table:table-cell>
          <table:table-cell table:formula="of:=[.$G$10]*[.G12]" office:value-type="float" office:value="0.2154459192756" calcext:value-type="float">
            <text:p>0,2154459193</text:p>
          </table:table-cell>
        </table:table-row>
        <table:table-row table:style-name="ro1">
          <table:table-cell office:value-type="string" calcext:value-type="string">
            <text:p>PIDSMCt</text:p>
          </table:table-cell>
          <table:table-cell office:value-type="float" office:value="7.3" calcext:value-type="float">
            <text:p>7,3</text:p>
          </table:table-cell>
          <table:table-cell table:formula="of:=([.H13]^2+[.I13]^2)^0.5" office:value-type="float" office:value="0.300375778455382" calcext:value-type="float">
            <text:p>0,3003757785</text:p>
          </table:table-cell>
          <table:table-cell table:formula="of:=[.B13]/[.B12]" office:value-type="float" office:value="0.958005249343832" calcext:value-type="float">
            <text:p>0,9580052493</text:p>
          </table:table-cell>
          <table:table-cell table:formula="of:=[.C13]/[.C12]" office:value-type="float" office:value="1.07876704573942" calcext:value-type="float">
            <text:p>1,0787670457</text:p>
          </table:table-cell>
          <table:table-cell table:formula="of:=3.646859" office:value-type="float" office:value="3.646859" calcext:value-type="float">
            <text:p>3,646859</text:p>
          </table:table-cell>
          <table:table-cell table:formula="of:=3.888527" office:value-type="float" office:value="3.888527" calcext:value-type="float">
            <text:p>3,888527</text:p>
          </table:table-cell>
          <table:table-cell table:formula="of:=[.$F$10]*[.F13]" office:value-type="float" office:value="0.204165754256" calcext:value-type="float">
            <text:p>0,2041657543</text:p>
          </table:table-cell>
          <table:table-cell table:formula="of:=[.$G$10]*[.G13]" office:value-type="float" office:value="0.2203223844092" calcext:value-type="float">
            <text:p>0,2203223844</text:p>
          </table:table-cell>
        </table:table-row>
        <table:table-row table:style-name="ro1">
          <table:table-cell office:value-type="string" calcext:value-type="string">
            <text:p>CTCt</text:p>
          </table:table-cell>
          <table:table-cell office:value-type="float" office:value="2.61" calcext:value-type="float">
            <text:p>2,61</text:p>
          </table:table-cell>
          <table:table-cell table:formula="of:=([.H14]^2+[.I14]^2)^0.5" office:value-type="float" office:value="0.256083867971651" calcext:value-type="float">
            <text:p>0,256083868</text:p>
          </table:table-cell>
          <table:table-cell table:number-columns-repeated="2"/>
          <table:table-cell table:formula="of:=2.874919" office:value-type="float" office:value="2.874919" calcext:value-type="float">
            <text:p>2,874919</text:p>
          </table:table-cell>
          <table:table-cell table:formula="of:=3.515448" office:value-type="float" office:value="3.515448" calcext:value-type="float">
            <text:p>3,515448</text:p>
          </table:table-cell>
          <table:table-cell table:formula="of:=[.$F$10]*[.F14]" office:value-type="float" office:value="0.160949465296" calcext:value-type="float">
            <text:p>0,1609494653</text:p>
          </table:table-cell>
          <table:table-cell table:formula="of:=[.$G$10]*[.G14]" office:value-type="float" office:value="0.1991838775008" calcext:value-type="float">
            <text:p>0,1991838775</text:p>
          </table:table-cell>
        </table:table-row>
        <table:table-row table:style-name="ro1">
          <table:table-cell office:value-type="string" calcext:value-type="string">
            <text:p>SMCt</text:p>
          </table:table-cell>
          <table:table-cell office:value-type="float" office:value="2.31" calcext:value-type="float">
            <text:p>2,31</text:p>
          </table:table-cell>
          <table:table-cell table:formula="of:=([.H15]^2+[.I15]^2)^0.5" office:value-type="float" office:value="0.270049246944731" calcext:value-type="float">
            <text:p>0,2700492469</text:p>
          </table:table-cell>
          <table:table-cell table:formula="of:=[.B15]/[.B14]" office:value-type="float" office:value="0.885057471264368" calcext:value-type="float">
            <text:p>0,8850574713</text:p>
          </table:table-cell>
          <table:table-cell table:formula="of:=[.C15]/[.C14]" office:value-type="float" office:value="1.05453439564036" calcext:value-type="float">
            <text:p>1,0545343956</text:p>
          </table:table-cell>
          <table:table-cell table:formula="of:=3.142629" office:value-type="float" office:value="3.142629" calcext:value-type="float">
            <text:p>3,142629</text:p>
          </table:table-cell>
          <table:table-cell table:formula="of:=3.61585" office:value-type="float" office:value="3.61585" calcext:value-type="float">
            <text:p>3,61585</text:p>
          </table:table-cell>
          <table:table-cell table:formula="of:=[.$F$10]*[.F15]" office:value-type="float" office:value="0.175936941936" calcext:value-type="float">
            <text:p>0,1759369419</text:p>
          </table:table-cell>
          <table:table-cell table:formula="of:=[.$G$10]*[.G15]" office:value-type="float" office:value="0.20487261466" calcext:value-type="float">
            <text:p>0,2048726147</text:p>
          </table:table-cell>
        </table:table-row>
        <table:table-row table:style-name="ro1">
          <table:table-cell office:value-type="string" calcext:value-type="string">
            <text:p>PIDx</text:p>
          </table:table-cell>
          <table:table-cell office:value-type="float" office:value="2.8" calcext:value-type="float">
            <text:p>2,8</text:p>
          </table:table-cell>
          <table:table-cell table:formula="of:=([.H16]^2+[.I16]^2)^0.5" office:value-type="float" office:value="0.270914331645899" calcext:value-type="float">
            <text:p>0,2709143316</text:p>
          </table:table-cell>
          <table:table-cell table:number-columns-repeated="2"/>
          <table:table-cell table:formula="of:=2.968096" office:value-type="float" office:value="2.968096" calcext:value-type="float">
            <text:p>2,968096</text:p>
          </table:table-cell>
          <table:table-cell table:formula="of:=3.776425" office:value-type="float" office:value="3.776425" calcext:value-type="float">
            <text:p>3,776425</text:p>
          </table:table-cell>
          <table:table-cell table:formula="of:=[.$F$10]*[.F16]" office:value-type="float" office:value="0.166165886464" calcext:value-type="float">
            <text:p>0,1661658865</text:p>
          </table:table-cell>
          <table:table-cell table:formula="of:=[.$G$10]*[.G16]" office:value-type="float" office:value="0.21397072993" calcext:value-type="float">
            <text:p>0,2139707299</text:p>
          </table:table-cell>
        </table:table-row>
        <table:table-row table:style-name="ro1">
          <table:table-cell office:value-type="string" calcext:value-type="string">
            <text:p>PIDSMCx</text:p>
          </table:table-cell>
          <table:table-cell office:value-type="float" office:value="2.53" calcext:value-type="float">
            <text:p>2,53</text:p>
          </table:table-cell>
          <table:table-cell table:formula="of:=([.H17]^2+[.I17]^2)^0.5" office:value-type="float" office:value="0.266334777887436" calcext:value-type="float">
            <text:p>0,2663347779</text:p>
          </table:table-cell>
          <table:table-cell table:formula="of:=[.B17]/[.B16]" office:value-type="float" office:value="0.903571428571429" calcext:value-type="float">
            <text:p>0,9035714286</text:p>
          </table:table-cell>
          <table:table-cell table:formula="of:=[.C17]/[.C16]" office:value-type="float" office:value="0.983095933941034" calcext:value-type="float">
            <text:p>0,9830959339</text:p>
          </table:table-cell>
          <table:table-cell table:formula="of:=2.900244" office:value-type="float" office:value="2.900244" calcext:value-type="float">
            <text:p>2,900244</text:p>
          </table:table-cell>
          <table:table-cell table:formula="of:=3.726088" office:value-type="float" office:value="3.726088" calcext:value-type="float">
            <text:p>3,726088</text:p>
          </table:table-cell>
          <table:table-cell table:formula="of:=[.$F$10]*[.F17]" office:value-type="float" office:value="0.162367260096" calcext:value-type="float">
            <text:p>0,1623672601</text:p>
          </table:table-cell>
          <table:table-cell table:formula="of:=[.$G$10]*[.G17]" office:value-type="float" office:value="0.2111186556448" calcext:value-type="float">
            <text:p>0,2111186556</text:p>
          </table:table-cell>
        </table:table-row>
        <table:table-row table:style-name="ro1">
          <table:table-cell office:value-type="string" calcext:value-type="string">
            <text:p>CTCx</text:p>
          </table:table-cell>
          <table:table-cell office:value-type="float" office:value="2.59" calcext:value-type="float">
            <text:p>2,59</text:p>
          </table:table-cell>
          <table:table-cell table:formula="of:=([.H18]^2+[.I18]^2)^0.5" office:value-type="float" office:value="0.265528214648958" calcext:value-type="float">
            <text:p>0,2655282146</text:p>
          </table:table-cell>
          <table:table-cell table:number-columns-repeated="2"/>
          <table:table-cell table:formula="of:=3.014247" office:value-type="float" office:value="3.014247" calcext:value-type="float">
            <text:p>3,014247</text:p>
          </table:table-cell>
          <table:table-cell table:formula="of:=3.618262" office:value-type="float" office:value="3.618262" calcext:value-type="float">
            <text:p>3,618262</text:p>
          </table:table-cell>
          <table:table-cell table:formula="of:=[.$F$10]*[.F18]" office:value-type="float" office:value="0.168749604048" calcext:value-type="float">
            <text:p>0,168749604</text:p>
          </table:table-cell>
          <table:table-cell table:formula="of:=[.$G$10]*[.G18]" office:value-type="float" office:value="0.2050092776152" calcext:value-type="float">
            <text:p>0,2050092776</text:p>
          </table:table-cell>
        </table:table-row>
        <table:table-row table:style-name="ro1">
          <table:table-cell office:value-type="string" calcext:value-type="string">
            <text:p>SMCx</text:p>
          </table:table-cell>
          <table:table-cell office:value-type="float" office:value="1.93" calcext:value-type="float">
            <text:p>1,93</text:p>
          </table:table-cell>
          <table:table-cell table:formula="of:=([.H19]^2+[.I19]^2)^0.5" office:value-type="float" office:value="0.263710616132249" calcext:value-type="float">
            <text:p>0,2637106161</text:p>
          </table:table-cell>
          <table:table-cell table:formula="of:=[.B19]/[.B18]" office:value-type="float" office:value="0.745173745173745" calcext:value-type="float">
            <text:p>0,7451737452</text:p>
          </table:table-cell>
          <table:table-cell table:formula="of:=[.C19]/[.C18]" office:value-type="float" office:value="0.993154781991391" calcext:value-type="float">
            <text:p>0,993154782</text:p>
          </table:table-cell>
          <table:table-cell table:formula="of:=3.047811" office:value-type="float" office:value="3.047811" calcext:value-type="float">
            <text:p>3,047811</text:p>
          </table:table-cell>
          <table:table-cell table:formula="of:=3.548737" office:value-type="float" office:value="3.548737" calcext:value-type="float">
            <text:p>3,548737</text:p>
          </table:table-cell>
          <table:table-cell table:formula="of:=[.$F$10]*[.F19]" office:value-type="float" office:value="0.170628651024" calcext:value-type="float">
            <text:p>0,170628651</text:p>
          </table:table-cell>
          <table:table-cell table:formula="of:=[.$G$10]*[.G19]" office:value-type="float" office:value="0.2010700189252" calcext:value-type="float">
            <text:p>0,2010700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21:10:50.57405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21:23.872059819</meta:creation-date>
    <dc:date>2019-05-28T22:20:39.508751371</dc:date>
    <meta:editing-duration>PT1H6M42S</meta:editing-duration>
    <meta:editing-cycles>4</meta:editing-cycles>
    <meta:generator>LibreOffice/5.1.6.2$Linux_X86_64 LibreOffice_project/10m0$Build-2</meta:generator>
    <meta:document-statistic meta:table-count="1" meta:cell-count="107" meta:object-count="0"/>
  </office:meta>
</office:document-meta>
</file>